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697cm"/>
    </style:style>
    <style:style style:name="co10" style:family="table-column">
      <style:table-column-properties fo:break-before="auto" style:column-width="0.499cm"/>
    </style:style>
    <style:style style:name="co11" style:family="table-column">
      <style:table-column-properties fo:break-before="auto" style:column-width="0.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68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ext-properties fo:font-size="8pt" style:font-size-asian="8pt" style:font-size-complex="8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8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3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4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35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6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8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9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bold" style:font-name-complex="Free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BB64">
        <office:forms form:automatic-focus="false" form:apply-design-mode="false"/>
        <table:table-column table:style-name="co1" table:default-cell-style-name="ce25"/>
        <table:table-column table:style-name="co2" table:number-columns-repeated="4" table:default-cell-style-name="ce25"/>
        <table:table-column table:style-name="co3" table:default-cell-style-name="ce25"/>
        <table:table-column table:style-name="co4" table:number-columns-repeated="2" table:default-cell-style-name="ce25"/>
        <table:table-column table:style-name="co5" table:default-cell-style-name="ce25"/>
        <table:table-column table:style-name="co2" table:default-cell-style-name="ce25"/>
        <table:table-column table:style-name="co6" table:default-cell-style-name="ce25"/>
        <table:table-column table:style-name="co7" table:default-cell-style-name="ce25"/>
        <table:table-column table:style-name="co4" table:default-cell-style-name="ce25"/>
        <table:table-column table:style-name="co2" table:number-columns-repeated="3" table:default-cell-style-name="ce25"/>
        <table:table-column table:style-name="co4" table:default-cell-style-name="ce25"/>
        <table:table-column table:style-name="co8" table:default-cell-style-name="ce25"/>
        <table:table-column table:style-name="co2" table:default-cell-style-name="ce25"/>
        <table:table-column table:style-name="co9" table:default-cell-style-name="ce25"/>
        <table:table-column table:style-name="co2" table:number-columns-repeated="2" table:default-cell-style-name="ce25"/>
        <table:table-column table:style-name="co3" table:number-columns-repeated="4" table:default-cell-style-name="ce25"/>
        <table:table-column table:style-name="co2" table:number-columns-repeated="2" table:default-cell-style-name="ce25"/>
        <table:table-column table:style-name="co6" table:default-cell-style-name="ce25"/>
        <table:table-column table:style-name="co2" table:number-columns-repeated="2" table:default-cell-style-name="ce25"/>
        <table:table-column table:style-name="co10" table:number-columns-repeated="4" table:default-cell-style-name="ce25"/>
        <table:table-column table:style-name="co3" table:number-columns-repeated="2" table:default-cell-style-name="ce25"/>
        <table:table-column table:style-name="co10" table:default-cell-style-name="ce25"/>
        <table:table-column table:style-name="co11" table:default-cell-style-name="ce25"/>
        <table:table-column table:style-name="co2" table:number-columns-repeated="3" table:default-cell-style-name="ce25"/>
        <table:table-column table:style-name="co5" table:default-cell-style-name="ce25"/>
        <table:table-column table:style-name="co3" table:default-cell-style-name="ce25"/>
        <table:table-column table:style-name="co2" table:default-cell-style-name="ce25"/>
        <table:table-column table:style-name="co8" table:number-columns-repeated="9" table:default-cell-style-name="ce25"/>
        <table:table-column table:style-name="co12" table:number-columns-repeated="2" table:default-cell-style-name="ce25"/>
        <table:table-column table:style-name="co12" table:default-cell-style-name="ce40"/>
        <table:table-column table:style-name="co12" table:number-columns-repeated="924" table:default-cell-style-name="ce25"/>
        <table:table-column table:style-name="co12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6" table:number-rows-spanned="1">
            <text:p>Memory</text:p>
          </table:table-cell>
          <table:covered-table-cell table:number-columns-repeated="5" table:style-name="ce1"/>
          <table:table-cell table:style-name="ce6" office:value-type="string" calcext:value-type="string" table:number-columns-spanned="6" table:number-rows-spanned="1">
            <text:p>GPIO</text:p>
          </table:table-cell>
          <table:covered-table-cell table:number-columns-repeated="4" table:style-name="ce28"/>
          <table:covered-table-cell table:style-name="ce6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20.902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29" office:value-type="string" calcext:value-type="string" table:number-columns-spanned="1" table:number-rows-spanned="2">
            <text:p>CCP</text:p>
          </table:table-cell>
          <table:table-cell table:style-name="ce30" office:value-type="string" calcext:value-type="string" table:number-columns-spanned="4" table:number-rows-spanned="1">
            <text:p>PCA PWM</text:p>
          </table:table-cell>
          <table:covered-table-cell table:number-columns-repeated="2" table:style-name="ce31"/>
          <table:covered-table-cell table:style-name="ce32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6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1.6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5" table:number-rows-spanned="1">
            <text:p>ADC</text:p>
          </table:table-cell>
          <table:covered-table-cell table:number-columns-repeated="4" table:style-name="ce1"/>
          <table:table-cell table:style-name="ce34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35" table:number-columns-repeated="2"/>
          <table:table-cell table:style-name="ce38"/>
          <table:table-cell table:style-name="ce35" table:number-columns-repeated="924"/>
          <table:table-cell table:style-name="ce41" table:number-columns-repeated="11"/>
        </table:table-row>
        <table:table-row table:style-name="ro2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data+ idata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4.503cm" svg:y="0.23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5.203cm" svg:y="0.23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903cm" svg:y="0.23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33" office:value-type="string" calcext:value-type="string">
            <office:annotation draw:style-name="gr2" draw:text-style-name="P2" svg:width="2.899cm" svg:height="1.799cm" svg:x="33.4cm" svg:y="0cm" draw:caption-point-x="-0.61cm" draw:caption-point-y="0.694cm">
              <dc:date>2022-09-26T00:00:00</dc:date>
              <text:p text:style-name="P1"><text:span text:style-name="T1">Has AVcc pin</text:span></text:p>
            </office:annotation>
            <text:p>AVcc</text:p>
          </table:table-cell>
          <table:table-cell table:style-name="ce33" office:value-type="string" calcext:value-type="string">
            <office:annotation draw:style-name="gr2" draw:text-style-name="P2" svg:width="2.899cm" svg:height="1.799cm" svg:x="34.1cm" svg:y="0cm" draw:caption-point-x="-0.61cm" draw:caption-point-y="0.694cm">
              <dc:date>2022-09-26T00:00:00</dc:date>
              <text:p text:style-name="P1"><text:span text:style-name="T1">Has Vref pin</text:span></text:p>
            </office:annotation>
            <text:p>Vref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36" table:number-columns-repeated="2"/>
          <table:table-cell table:style-name="ce39"/>
          <table:table-cell table:style-name="ce36" table:number-columns-repeated="924"/>
          <table:table-cell table:style-name="ce41" table:number-columns-repeated="11"/>
        </table:table-row>
        <table:table-row table:style-name="ro3">
          <table:table-cell table:style-name="ce24" office:value-type="string" calcext:value-type="string">
            <text:p>STC8H1K0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office:annotation draw:style-name="gr2" draw:text-style-name="P2" svg:width="2.899cm" svg:height="1.799cm" svg:x="18.502cm" svg:y="0.174cm" draw:caption-point-x="-0.61cm" draw:caption-point-y="1.51cm">
              <dc:date>2023-01-27T00:00:00</dc:date>
              <text:p text:style-name="P1"><text:span text:style-name="T1">Standard speed (SPR == 3 =&gt; Sysclk/</text:span><text:span text:style-name="T2">32</text:span><text:span text:style-name="T1">)</text:span></text:p>
            </office:annotation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7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7" calcext:value-type="float">
            <text:p>17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08T-33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3" calcext:value-type="float">
            <text:p>33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2" draw:text-style-name="P2" svg:width="2.899cm" svg:height="1.799cm" svg:x="18.502cm" svg:y="1.077cm" draw:caption-point-x="-0.61cm" draw:caption-point-y="1.51cm">
              <dc:date>2023-01-27T00:00:00</dc:date>
              <text:p text:style-name="P1"><text:span text:style-name="T1">High speed (SPR == 3 =&gt; Sysclk/</text:span><text:span text:style-name="T2">2</text:span><text:span text:style-name="T1">)</text:span></text:p>
            </office:annotation>
            <text:p>HS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7T-33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16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12*1024" office:value-type="float" office:value="12288" calcext:value-type="float">
            <text:p>1228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2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24*1024" office:value-type="float" office:value="24576" calcext:value-type="float">
            <text:p>2457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1K2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6" calcext:value-type="float">
            <text:p>36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28*1024" office:value-type="float" office:value="28672" calcext:value-type="float">
            <text:p>2867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29" calcext:value-type="float">
            <text:p>29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32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48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4S2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48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0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3K64S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3*1024" office:value-type="float" office:value="3072" calcext:value-type="float">
            <text:p>307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HS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number-columns-repeated="2"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/>
          <table:table-cell table:style-name="Default" table:number-columns-repeated="2"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32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48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64TL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32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48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4K64TLCD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44" calcext:value-type="float">
            <text:p>4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8K32U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H8K64U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45" calcext:value-type="float">
            <text:p>45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0" calcext:value-type="float">
            <text:p>60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2 x 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office:annotation draw:style-name="gr2" draw:text-style-name="P2" svg:width="2.899cm" svg:height="1.799cm" svg:x="27.603cm" svg:y="9.657cm" draw:caption-point-x="-0.61cm" draw:caption-point-y="1.51cm">
              <dc:date>2022-05-29T00:00:00</dc:date>
              <text:p text:style-name="P1"><text:span text:style-name="T1">The 4</text:span><text:span text:style-name="T3">th</text:span><text:span text:style-name="T1"> channel uses Extended SFR.</text:span></text:p>
            </office:annotation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3" draw:text-style-name="P2" svg:width="2.899cm" svg:height="2.176cm" svg:x="30.6cm" svg:y="9.657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48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D4-45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45" calcext:value-type="float">
            <text:p>45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HS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4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-38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-38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8" calcext:value-type="float">
            <text:p>18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A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A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3, 5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4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08T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1K17T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17*1024" office:value-type="float" office:value="17408" calcext:value-type="float">
            <text:p>1740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1, 3, 5</text:p>
          </table:table-cell>
          <table:table-cell table:style-name="ce26" office:value-type="float" office:value="16" calcext:value-type="float">
            <text:p>16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2"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16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32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48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4S2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32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office:annotation draw:style-name="gr2" draw:text-style-name="P2" svg:width="2.899cm" svg:height="1.799cm" svg:x="13.002cm" svg:y="17.333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3" draw:text-style-name="P2" svg:width="2.899cm" svg:height="2.176cm" svg:x="30.6cm" svg:y="17.333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48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0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G2K64S4-36I</text:p>
          </table:table-cell>
          <table:table-cell table:style-name="ce26" office:value-type="string" calcext:value-type="string">
            <text:p>1.9</text:p>
          </table:table-cell>
          <table:table-cell table:style-name="ce26" office:value-type="string" calcext:value-type="string">
            <text:p>5.5</text:p>
          </table:table-cell>
          <table:table-cell table:number-columns-repeated="2" table:style-name="ce26" office:value-type="float" office:value="36" calcext:value-type="float">
            <text:p>36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5" calcext:value-type="float">
            <text:p>45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6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0" calcext:value-type="float">
            <text:p>1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office:annotation draw:style-name="gr1" draw:text-style-name="P2" svg:width="2.899cm" svg:height="2.571cm" svg:x="30.6cm" svg:y="19.13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S2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16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32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0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8A8K64S4A12-28I</text:p>
          </table:table-cell>
          <table:table-cell table:style-name="ce26" office:value-type="string" calcext:value-type="string">
            <text:p>2.0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28" calcext:value-type="float">
            <text:p>28</text:p>
          </table:table-cell>
          <table:table-cell table:style-name="ce26" office:value-type="float" office:value="24" calcext:value-type="float">
            <text:p>24</text:p>
          </table:table-cell>
          <table:table-cell table:style-name="ce26" table:formula="of:=64*1024" office:value-type="float" office:value="65536" calcext:value-type="float">
            <text:p>6553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style-name="ce26" office:value-type="string" calcext:value-type="string">
            <text:p>IAP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59" calcext:value-type="float">
            <text:p>59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4" calcext:value-type="float">
            <text:p>4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26" office:value-type="string" calcext:value-type="string">
            <text:p>1 x 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2" calcext:value-type="float">
            <text:p>12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6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101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*1024" office:value-type="float" office:value="1024" calcext:value-type="float">
            <text:p>1024</text:p>
          </table:table-cell>
          <table:table-cell table:style-name="ce26" office:value-type="float" office:value="128" calcext:value-type="float">
            <text:p>128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number-columns-repeated="16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3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8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204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1*1024" office:value-type="float" office:value="1024" calcext:value-type="float">
            <text:p>10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office:annotation draw:style-name="gr2" draw:text-style-name="P2" svg:width="2.899cm" svg:height="1.799cm" svg:x="13.002cm" svg:y="23.203cm" draw:caption-point-x="-0.61cm" draw:caption-point-y="1.51cm">
              <dc:date>2022-10-04T00:00:00</dc:date>
              <text:p text:style-name="P1"><text:span text:style-name="T1">8-pin package doesn't have P1</text:span></text:p>
            </office:annotation>
            <text:p>1, 3, 5</text:p>
          </table:table-cell>
          <table:table-cell table:style-name="ce26" office:value-type="float" office:value="14" calcext:value-type="float">
            <text:p>14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11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12" table:style-name="ce26" office:value-type="string" calcext:value-type="string">
            <text:p>-</text:p>
          </table:table-cell>
          <table:table-cell table:style-name="ce26" office:value-type="string" calcext:value-type="string">
            <text:p>1P+2N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7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04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number-columns-repeated="2" table:style-name="ce26" office:value-type="float" office:value="256" calcext:value-type="float">
            <text:p>256</text:p>
          </table:table-cell>
          <table:table-cell table:style-name="ce26" table:formula="of:=9*1024" office:value-type="float" office:value="9216" calcext:value-type="float">
            <text:p>921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12" table:style-name="ce26" office:value-type="string" calcext:value-type="string">
            <text:p>-</text:p>
          </table:table-cell>
          <table:table-cell table:style-name="ce26" office:value-type="string" calcext:value-type="string">
            <text:p>1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08AS-35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office:annotation draw:style-name="gr2" draw:text-style-name="P2" svg:width="2.899cm" svg:height="1.799cm" svg:x="5.799cm" svg:y="24.105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8*1024" office:value-type="float" office:value="8192" calcext:value-type="float">
            <text:p>8192</text:p>
          </table:table-cell>
          <table:table-cell table:number-columns-repeated="2" table:style-name="ce26" office:value-type="float" office:value="256" calcext:value-type="float">
            <text:p>256</text:p>
          </table:table-cell>
          <table:table-cell table:style-name="ce26" table:formula="of:=5*1024" office:value-type="float" office:value="5120" calcext:value-type="float">
            <text:p>512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office:annotation draw:style-name="gr2" draw:text-style-name="P2" svg:width="2.899cm" svg:height="1.799cm" svg:x="13.002cm" svg:y="24.105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16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16*1024" office:value-type="float" office:value="16384" calcext:value-type="float">
            <text:p>1638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42*1024" office:value-type="float" office:value="43008" calcext:value-type="float">
            <text:p>4300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office:annotation draw:style-name="gr1" draw:text-style-name="P2" svg:width="2.899cm" svg:height="2.571cm" svg:x="30.6cm" svg:y="24.558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32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32*1024" office:value-type="float" office:value="32768" calcext:value-type="float">
            <text:p>32768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26*1024" office:value-type="float" office:value="26624" calcext:value-type="float">
            <text:p>266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40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0*1024" office:value-type="float" office:value="40960" calcext:value-type="float">
            <text:p>40960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8*1024" office:value-type="float" office:value="18432" calcext:value-type="float">
            <text:p>1843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48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48*1024" office:value-type="float" office:value="49152" calcext:value-type="float">
            <text:p>49152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10*1024" office:value-type="float" office:value="10240" calcext:value-type="float">
            <text:p>1024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5W4K56S4-30I</text:p>
          </table:table-cell>
          <table:table-cell table:style-name="ce26" office:value-type="string" calcext:value-type="string">
            <text:p>2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35" calcext:value-type="float">
            <text:p>35</text:p>
          </table:table-cell>
          <table:table-cell table:style-name="ce26" table:formula="of:=56*1024" office:value-type="float" office:value="57344" calcext:value-type="float">
            <text:p>5734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table:formula="of:=4*1024" office:value-type="float" office:value="4096" calcext:value-type="float">
            <text:p>4096</text:p>
          </table:table-cell>
          <table:table-cell table:style-name="ce26" table:formula="of:=2*1024" office:value-type="float" office:value="2048" calcext:value-type="float">
            <text:p>2048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7</text:p>
          </table:table-cell>
          <table:table-cell table:style-name="ce26" office:value-type="float" office:value="62" calcext:value-type="float">
            <text:p>62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1 x 6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string" calcext:value-type="string">
            <text:p>2P+2N</text:p>
          </table:table-cell>
          <table:table-cell table:number-columns-repeated="2"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4" table:style-name="ce26" office:value-type="string" calcext:value-type="string">
            <text:p>y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2C5A56S2-35I</text:p>
          </table:table-cell>
          <table:table-cell table:style-name="ce26" office:value-type="string" calcext:value-type="string">
            <text:p>3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56*1024" office:value-type="float" office:value="57344" calcext:value-type="float">
            <text:p>57344</text:p>
          </table:table-cell>
          <table:table-cell table:style-name="ce26" office:value-type="float" office:value="256" calcext:value-type="float">
            <text:p>256</text:p>
          </table:table-cell>
          <table:table-cell table:style-name="ce26" office:value-type="float" office:value="1024" calcext:value-type="float">
            <text:p>1024</text:p>
          </table:table-cell>
          <table:table-cell table:style-name="ce26" table:formula="of:=5*1024" office:value-type="float" office:value="5120" calcext:value-type="float">
            <text:p>5120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office:annotation draw:style-name="gr2" draw:text-style-name="P2" svg:width="2.899cm" svg:height="1.799cm" svg:x="26.903cm" svg:y="26.816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 office:value-type="string" calcext:value-type="string">
            <text:p>STC12C5A60S2-35I</text:p>
          </table:table-cell>
          <table:table-cell table:style-name="ce26" office:value-type="string" calcext:value-type="string">
            <text:p>3.5</text:p>
          </table:table-cell>
          <table:table-cell table:style-name="ce26" office:value-type="string" calcext:value-type="string">
            <text:p>5.5</text:p>
          </table:table-cell>
          <table:table-cell table:style-name="ce26" office:value-type="float" office:value="35" calcext:value-type="float">
            <text:p>35</text:p>
          </table:table-cell>
          <table:table-cell table:style-name="ce26" office:value-type="string" calcext:value-type="string">
            <text:p>-</text:p>
          </table:table-cell>
          <table:table-cell table:style-name="ce26" table:formula="of:=60*1024" office:value-type="float" office:value="61440" calcext:value-type="float">
            <text:p>61440</text:p>
          </table:table-cell>
          <table:table-cell table:style-name="ce26" office:value-type="float" office:value="256" calcext:value-type="float">
            <text:p>256</text:p>
          </table:table-cell>
          <table:table-cell table:number-columns-repeated="2" table:style-name="ce26" office:value-type="float" office:value="1024" calcext:value-type="float">
            <text:p>1024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0-5</text:p>
          </table:table-cell>
          <table:table-cell table:style-name="ce26" office:value-type="float" office:value="43" calcext:value-type="float">
            <text:p>43</text:p>
          </table:table-cell>
          <table:table-cell table:number-columns-repeated="4" table:style-name="ce26" office:value-type="string" calcext:value-type="string">
            <text:p>-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string" calcext:value-type="string">
            <text:p>-</text:p>
          </table:table-cell>
          <table:table-cell table:style-name="ce26" office:value-type="string" calcext:value-type="string">
            <text:p>STD</text:p>
          </table:table-cell>
          <table:table-cell table:number-columns-repeated="9" table:style-name="ce26" office:value-type="string" calcext:value-type="string">
            <text:p>-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number-columns-repeated="2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3" table:style-name="ce26" office:value-type="string" calcext:value-type="string">
            <text:p>-</text:p>
          </table:table-cell>
          <table:table-cell table:style-name="ce26" office:value-type="float" office:value="8" calcext:value-type="float">
            <text:p>8</text:p>
          </table:table-cell>
          <table:table-cell table:style-name="ce26" office:value-type="float" office:value="10" calcext:value-type="float">
            <text:p>10</text:p>
          </table:table-cell>
          <table:table-cell table:number-columns-repeated="5" table:style-name="ce26" office:value-type="string" calcext:value-type="string">
            <text:p>-</text:p>
          </table:table-cell>
          <table:table-cell table:style-name="ce26" office:value-type="string" calcext:value-type="string">
            <text:p>y</text:p>
          </table:table-cell>
          <table:table-cell table:number-columns-repeated="5" table:style-name="ce26" office:value-type="string" calcext:value-type="string">
            <text:p>-</text:p>
          </table:table-cell>
          <table:table-cell table:number-columns-repeated="3" table:style-name="ce26" office:value-type="string" calcext:value-type="string">
            <text:p>y</text:p>
          </table:table-cell>
          <table:table-cell table:style-name="ce26" office:value-type="string" calcext:value-type="string">
            <text:p>-</text:p>
          </table:table-cell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>
          <table:table-cell table:style-name="ce24"/>
          <table:table-cell table:style-name="ce26" table:number-columns-repeated="53"/>
          <table:table-cell table:style-name="ce37" table:number-columns-repeated="2"/>
          <table:table-cell/>
          <table:table-cell table:style-name="ce37" table:number-columns-repeated="924"/>
          <table:table-cell table:number-columns-repeated="11"/>
        </table:table-row>
        <table:table-row table:style-name="ro3" table:number-rows-repeated="1048511">
          <table:table-cell table:number-columns-repeated="992"/>
        </table:table-row>
        <table:table-row table:style-name="ro3">
          <table:table-cell table:number-columns-repeated="992"/>
        </table:table-row>
      </table:table>
      <table:table table:name="License" table:style-name="ta1">
        <office:forms form:automatic-focus="false" form:apply-design-mode="false"/>
        <table:table-column table:style-name="co12" table:default-cell-style-name="Default"/>
        <table:table-row table:style-name="ro3">
          <table:table-cell office:value-type="string" calcext:value-type="string">
            <text:p>This document is (c) 2023 Vincent DEFERT and is licensed under the Creative Commons Attribution 4.0 International License.</text:p>
          </table:table-cell>
        </table:table-row>
        <table:table-row table:style-name="ro4">
          <table:table-cell office:value-type="string" calcext:value-type="string">
            <text:p>Information about the license can be found at: <text:a xlink:href="http://creativecommons.org/licenses/by/4.0/" xlink:type="simple">http://creativecommons.org/licenses/by/4.0/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06">00/00/0000</text:date>, <text:time style:data-style-name="N2" text:time-value="14:35:04.530606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3-08-06T14:36:02.798814749</dc:date>
    <meta:editing-duration>P1DT10H12M53S</meta:editing-duration>
    <meta:editing-cycles>55</meta:editing-cycles>
    <meta:generator>LibreOffice/7.5.3.2$Linux_X86_64 LibreOffice_project/50$Build-2</meta:generator>
    <meta:document-statistic meta:table-count="2" meta:cell-count="3358" meta:object-count="0"/>
  </office:meta>
</office:document-meta>
</file>